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4" style:family="paragraph" style:parent-style-name="Title">
      <style:text-properties fo:font-size="32pt" officeooo:rsid="001712d5" officeooo:paragraph-rsid="001712d5" style:font-size-asian="32pt" style:font-size-complex="32pt"/>
    </style:style>
    <style:style style:name="P5" style:family="paragraph" style:parent-style-name="_36_._20_Respuesta_20_nivel_20_1">
      <style:text-properties officeooo:rsid="001712d5" officeooo:paragraph-rsid="001712d5"/>
    </style:style>
    <style:style style:name="P6" style:family="paragraph" style:parent-style-name="_36_._20_Respuesta_20_nivel_20_1">
      <style:paragraph-properties fo:break-before="page"/>
      <style:text-properties fo:font-size="16pt" fo:font-weight="bold" officeooo:rsid="001712d5" officeooo:paragraph-rsid="001712d5" style:font-size-asian="16pt" style:font-weight-asian="bold" style:font-size-complex="16pt" style:font-weight-complex="bold"/>
    </style:style>
    <style:style style:name="P7" style:family="paragraph" style:parent-style-name="_36_._20_Respuesta_20_nivel_20_1">
      <style:text-properties officeooo:rsid="0018fef9" officeooo:paragraph-rsid="0018fef9"/>
    </style:style>
    <style:style style:name="P8" style:family="paragraph" style:parent-style-name="_36_._20_Respuesta_20_nivel_20_1">
      <style:text-properties officeooo:rsid="001ad7ff" officeooo:paragraph-rsid="001ad7ff"/>
    </style:style>
    <style:style style:name="P9" style:family="paragraph" style:parent-style-name="_36_._20_Respuesta_20_nivel_20_1">
      <style:text-properties officeooo:rsid="001bdc60" officeooo:paragraph-rsid="001bdc60"/>
    </style:style>
    <style:style style:name="P10" style:family="paragraph" style:parent-style-name="_36_._20_Respuesta_20_nivel_20_1">
      <style:text-properties officeooo:rsid="001712d5" officeooo:paragraph-rsid="001712d5"/>
    </style:style>
    <style:style style:name="P11" style:family="paragraph" style:parent-style-name="_36_._20_Respuesta_20_nivel_20_1">
      <style:text-properties fo:font-size="16pt" fo:font-weight="bold" officeooo:rsid="001712d5" officeooo:paragraph-rsid="001712d5" style:font-size-asian="16pt" style:font-weight-asian="bold" style:font-size-complex="16pt" style:font-weight-complex="bold"/>
    </style:style>
    <style:style style:name="P12" style:family="paragraph" style:parent-style-name="_36_._20_Respuesta_20_nivel_20_1">
      <style:text-properties fo:font-size="16pt" fo:font-weight="bold" officeooo:rsid="0018eae9" officeooo:paragraph-rsid="0018eae9" style:font-size-asian="16pt" style:font-weight-asian="bold" style:font-size-complex="16pt" style:font-weight-complex="bold"/>
    </style:style>
    <style:style style:name="P13" style:family="paragraph" style:parent-style-name="_36_._20_Respuesta_20_nivel_20_1">
      <style:text-properties officeooo:rsid="0018fef9" officeooo:paragraph-rsid="0018fef9"/>
    </style:style>
    <style:style style:name="P14" style:family="paragraph" style:parent-style-name="_36_._20_Respuesta_20_nivel_20_1">
      <style:text-properties officeooo:rsid="001d618b" officeooo:paragraph-rsid="001d618b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d5" style:font-size-asian="16pt" style:font-size-complex="16pt"/>
    </style:style>
    <style:style style:name="T5" style:family="text">
      <style:text-properties officeooo:rsid="001ad7ff"/>
    </style:style>
    <style:style style:name="T6" style:family="text">
      <style:text-properties officeooo:rsid="001af0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Principales Lenguajes de Alto Nivel</text:p>
      <text:p text:style-name="P3"><text:span text:style-name="T3"/></text:p>
      <text:p text:style-name="_32_._20_Intro_20_Portada"><text:span text:style-name="T4">Una ligera descripción y comparación</text:span> </text:p>
      <text:h text:style-name="P6" text:outline-level="1">Visual Basic</text:h>
      <text:h text:style-name="P5" text:outline-level="1">Surgió en 199<text:span text:style-name="T5">1</text:span> por Alan Cooper.</text:h>
      <text:h text:style-name="P5" text:outline-level="1">Tuvo 6 versiones, siendo la última publicada en 1998.</text:h>
      <text:h text:style-name="P5" text:outline-level="1">El único entorno de desarrollo en el que se puede usar es en Microsoft Visual Basic.</text:h>
      <text:h text:style-name="P5" text:outline-level="1">Este entorno ofrecía herramientas para crear formularios de forma muy sencilla y permitía programar con una gran flexibilidad y varios estilos de programación.</text:h>
      <text:h text:style-name="P5" text:outline-level="1">Permitía empaquetar los ficheros necesarios para su instalación, pero se podía hacer un ejecutable sin dependencias a las dlls que funcionaba.</text:h>
      <text:h text:style-name="P8" text:outline-level="1">Está dirigido a eventos aunque los proyectos se dividen en varios bloques llegando a ocupar más espacio.</text:h>
      <text:h text:style-name="P5" text:outline-level="1"/>
      <text:h text:style-name="P11" text:outline-level="1">C# (C Sharp)</text:h>
      <text:h text:style-name="P5" text:outline-level="1">Está basado en objetos y tiene seguridad de tipos.</text:h>
      <text:h text:style-name="P5" text:outline-level="1">Tiene raíces en la familia de lenguajes C <text:span text:style-name="T5">aunque no pierde potencia de estas.</text:span></text:h>
      <text:h text:style-name="P5" text:outline-level="1">Es similar a los lenguajes C, C ++, Java y JavaScript.</text:h>
      <text:h text:style-name="P5" text:outline-level="1">Es un lenguaje orientado a objetos, <text:span text:style-name="T5">polivalente y </text:span><text:span text:style-name="T6">no tan facil de aprender</text:span><text:span text:style-name="T5">.</text:span></text:h>
      <text:h text:style-name="P5" text:outline-level="1">Facilita la creación de aplicaciones sólidas y duraderas.</text:h>
      <text:h text:style-name="P8" text:outline-level="1">Forma parte de la api .Net de Microsoft.</text:h>
      <text:h text:style-name="P8" text:outline-level="1">Su creación fue en el año 2000 y generó gran impacto.</text:h>
      <text:h text:style-name="P5" text:outline-level="1"/>
      <text:h text:style-name="P11" text:outline-level="1">PHP (Hypertext Preprocesor)</text:h>
      <text:h text:style-name="P5" text:outline-level="1">Se utiliza principalmente con páginas web (Al ser un lenguaje de programación interpretado), y al contrario que JavaScript, PHP se ejecuta en el servidor para luego enviarlo al cliente.</text:h>
      <text:h text:style-name="P5" text:outline-level="1">El cliente que recibe la página ve ya aplicado el script pero no puede saber su código.</text:h>
      <text:h text:style-name="P5" text:outline-level="1">Es extremadamente simple para el principiante y ofrece muchas características avanzadas para los profesionales.</text:h>
      <text:h text:style-name="P9" text:outline-level="1">Es de código abierto.</text:h>
      <text:h text:style-name="P5" text:outline-level="1"/>
      <text:h text:style-name="P12" text:outline-level="1">Java</text:h>
      <text:h text:style-name="P7" text:outline-level="1">Fue publicado por primera vez en 1995.</text:h>
      <text:h text:style-name="P7" text:outline-level="1">Su sintaxis deriva de C y C++ en gran medida.</text:h>
      <text:h text:style-name="P7" text:outline-level="1">Debido a su sintaxis y a sus reglas, es uno de los lenguajes más simples de utilizar.</text:h>
      <text:h text:style-name="P7" text:outline-level="1">No es exclusivo a una plataforma así que tiene una alta portabilidad.</text:h>
      <text:h text:style-name="P7" text:outline-level="1">Es un lenguaje dirigido a objetos.</text:h>
      <text:h text:style-name="P7" text:outline-level="1"/>
      <text:h text:style-name="P14" text:outline-level="1">Python</text:h>
      <text:h text:style-name="P14" text:outline-level="1">C</text:h>
      <text:h text:style-name="P14" text:outline-level="1">JavaScript</text:h>
      <text:h text:style-name="P14" text:outline-level="1">C++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10-23T19:38:15.385999884">23 de octubre de 2023</text:date></text:p>
      </style:header>
      <style:footer>
        <text:p text:style-name="MP2"><text:tab/><text:tab/><text:bookmark-start text:name="PageNumWizard_FOOTER_Estilo de página predeterminado1"/><text:page-number text:select-page="current">2</text:page-number> / <text:page-count>2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8:09:12.209000000</meta:creation-date>
    <meta:editing-duration>PT3H9M43S</meta:editing-duration>
    <meta:editing-cycles>9</meta:editing-cycles>
    <meta:generator>LibreOffice/7.6.1.2$Windows_X86_64 LibreOffice_project/f5defcebd022c5bc36bbb79be232cb6926d8f674</meta:generator>
    <dc:date>2023-10-23T19:38:14.802000000</dc:date>
    <meta:document-statistic meta:table-count="0" meta:image-count="0" meta:object-count="0" meta:page-count="2" meta:paragraph-count="34" meta:word-count="319" meta:character-count="1915" meta:non-whitespace-character-count="1580"/>
  </office:meta>
</office:document-meta>
</file>